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8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–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92417" calcext:value-type="float">
            <text:p><text:s text:c="3"/>92,417</text:p>
          </table:table-cell>
          <table:table-cell table:style-name="ce37" office:value-type="float" office:value="3014" calcext:value-type="float">
            <text:p><text:s text:c="3"/>3,014</text:p>
          </table:table-cell>
          <table:table-cell table:style-name="ce37" office:value-type="float" office:value="8549" calcext:value-type="float">
            <text:p><text:s text:c="3"/>8,549</text:p>
          </table:table-cell>
          <table:table-cell table:style-name="ce37" office:value-type="float" office:value="7285" calcext:value-type="float">
            <text:p><text:s text:c="3"/>7,285</text:p>
          </table:table-cell>
          <table:table-cell table:style-name="ce37" office:value-type="float" office:value="3403" calcext:value-type="float">
            <text:p><text:s text:c="3"/>3,403</text:p>
          </table:table-cell>
          <table:table-cell table:style-name="ce37" office:value-type="float" office:value="1994" calcext:value-type="float">
            <text:p><text:s text:c="3"/>1,994</text:p>
          </table:table-cell>
          <table:table-cell table:style-name="ce37" office:value-type="float" office:value="3211" calcext:value-type="float">
            <text:p><text:s text:c="3"/>3,211</text:p>
          </table:table-cell>
          <table:table-cell table:style-name="ce37" office:value-type="float" office:value="10247" calcext:value-type="float">
            <text:p><text:s text:c="3"/>10,247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6935" calcext:value-type="float">
            <text:p><text:s text:c="3"/>6,935</text:p>
          </table:table-cell>
          <table:table-cell table:style-name="ce37" office:value-type="float" office:value="45331" calcext:value-type="float">
            <text:p><text:s text:c="3"/>45,331</text:p>
          </table:table-cell>
          <table:table-cell table:style-name="ce37" office:value-type="float" office:value="2018" calcext:value-type="float">
            <text:p><text:s text:c="3"/>2,018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0606" calcext:value-type="float">
            <text:p><text:s text:c="3"/>90,606</text:p>
          </table:table-cell>
          <table:table-cell table:style-name="ce37" office:value-type="float" office:value="3189" calcext:value-type="float">
            <text:p><text:s text:c="3"/>3,189</text:p>
          </table:table-cell>
          <table:table-cell table:style-name="ce37" office:value-type="float" office:value="8709" calcext:value-type="float">
            <text:p><text:s text:c="3"/>8,709</text:p>
          </table:table-cell>
          <table:table-cell table:style-name="ce37" office:value-type="float" office:value="6091" calcext:value-type="float">
            <text:p><text:s text:c="3"/>6,091</text:p>
          </table:table-cell>
          <table:table-cell table:style-name="ce37" office:value-type="float" office:value="3878" calcext:value-type="float">
            <text:p><text:s text:c="3"/>3,878</text:p>
          </table:table-cell>
          <table:table-cell table:style-name="ce37" office:value-type="float" office:value="2106" calcext:value-type="float">
            <text:p><text:s text:c="3"/>2,106</text:p>
          </table:table-cell>
          <table:table-cell table:style-name="ce37" office:value-type="float" office:value="3060" calcext:value-type="float">
            <text:p><text:s text:c="3"/>3,060</text:p>
          </table:table-cell>
          <table:table-cell table:style-name="ce37" office:value-type="float" office:value="10485" calcext:value-type="float">
            <text:p><text:s text:c="3"/>10,485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6935" calcext:value-type="float">
            <text:p><text:s text:c="3"/>6,935</text:p>
          </table:table-cell>
          <table:table-cell table:style-name="ce37" office:value-type="float" office:value="45331" calcext:value-type="float">
            <text:p><text:s text:c="3"/>45,33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8" office:value-type="float" office:value="1811" calcext:value-type="float">
            <text:p>1,811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42752" calcext:value-type="float">
            <text:p><text:s text:c="3"/>42,752</text:p>
          </table:table-cell>
          <table:table-cell table:style-name="ce37" office:value-type="float" office:value="1442" calcext:value-type="float">
            <text:p><text:s text:c="3"/>1,442</text:p>
          </table:table-cell>
          <table:table-cell table:style-name="ce37" office:value-type="float" office:value="4059" calcext:value-type="float">
            <text:p><text:s text:c="3"/>4,059</text:p>
          </table:table-cell>
          <table:table-cell table:style-name="ce37" office:value-type="float" office:value="3408" calcext:value-type="float">
            <text:p><text:s text:c="3"/>3,408</text:p>
          </table:table-cell>
          <table:table-cell table:style-name="ce37" office:value-type="float" office:value="1548" calcext:value-type="float">
            <text:p><text:s text:c="3"/>1,548</text:p>
          </table:table-cell>
          <table:table-cell table:style-name="ce37" office:value-type="float" office:value="913" calcext:value-type="float">
            <text:p><text:s text:c="3"/>913</text:p>
          </table:table-cell>
          <table:table-cell table:style-name="ce37" office:value-type="float" office:value="1602" calcext:value-type="float">
            <text:p><text:s text:c="3"/>1,602</text:p>
          </table:table-cell>
          <table:table-cell table:style-name="ce37" office:value-type="float" office:value="4816" calcext:value-type="float">
            <text:p><text:s text:c="3"/>4,816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3245" calcext:value-type="float">
            <text:p><text:s text:c="3"/>3,245</text:p>
          </table:table-cell>
          <table:table-cell table:style-name="ce37" office:value-type="float" office:value="20941" calcext:value-type="float">
            <text:p><text:s text:c="3"/>20,941</text:p>
          </table:table-cell>
          <table:table-cell table:style-name="ce37" office:value-type="float" office:value="535" calcext:value-type="float">
            <text:p><text:s text:c="3"/>53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187" calcext:value-type="float">
            <text:p><text:s text:c="3"/>42,187</text:p>
          </table:table-cell>
          <table:table-cell table:style-name="ce37" office:value-type="float" office:value="1403" calcext:value-type="float">
            <text:p><text:s text:c="3"/>1,403</text:p>
          </table:table-cell>
          <table:table-cell table:style-name="ce37" office:value-type="float" office:value="3999" calcext:value-type="float">
            <text:p><text:s text:c="3"/>3,999</text:p>
          </table:table-cell>
          <table:table-cell table:style-name="ce37" office:value-type="float" office:value="2804" calcext:value-type="float">
            <text:p><text:s text:c="3"/>2,804</text:p>
          </table:table-cell>
          <table:table-cell table:style-name="ce37" office:value-type="float" office:value="1816" calcext:value-type="float">
            <text:p><text:s text:c="3"/>1,816</text:p>
          </table:table-cell>
          <table:table-cell table:style-name="ce37" office:value-type="float" office:value="1041" calcext:value-type="float">
            <text:p><text:s text:c="3"/>1,041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5075" calcext:value-type="float">
            <text:p><text:s text:c="3"/>5,07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245" calcext:value-type="float">
            <text:p><text:s text:c="3"/>3,245</text:p>
          </table:table-cell>
          <table:table-cell table:style-name="ce37" office:value-type="float" office:value="20941" calcext:value-type="float">
            <text:p><text:s text:c="3"/>20,94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9" office:value-type="float" office:value="565" calcext:value-type="float">
            <text:p>565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49665" calcext:value-type="float">
            <text:p><text:s text:c="3"/>49,665</text:p>
          </table:table-cell>
          <table:table-cell table:style-name="ce38" office:value-type="float" office:value="1572" calcext:value-type="float">
            <text:p><text:s text:c="3"/>1,572</text:p>
          </table:table-cell>
          <table:table-cell table:style-name="ce38" office:value-type="float" office:value="4490" calcext:value-type="float">
            <text:p><text:s text:c="3"/>4,490</text:p>
          </table:table-cell>
          <table:table-cell table:style-name="ce38" office:value-type="float" office:value="3877" calcext:value-type="float">
            <text:p><text:s text:c="3"/>3,877</text:p>
          </table:table-cell>
          <table:table-cell table:style-name="ce38" office:value-type="float" office:value="1855" calcext:value-type="float">
            <text:p><text:s text:c="3"/>1,855</text:p>
          </table:table-cell>
          <table:table-cell table:style-name="ce38" office:value-type="float" office:value="1081" calcext:value-type="float">
            <text:p><text:s text:c="3"/>1,081</text:p>
          </table:table-cell>
          <table:table-cell table:style-name="ce38" office:value-type="float" office:value="1609" calcext:value-type="float">
            <text:p><text:s text:c="3"/>1,609</text:p>
          </table:table-cell>
          <table:table-cell table:style-name="ce38" office:value-type="float" office:value="5431" calcext:value-type="float">
            <text:p><text:s text:c="3"/>5,43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690" calcext:value-type="float">
            <text:p><text:s text:c="3"/>3,690</text:p>
          </table:table-cell>
          <table:table-cell table:style-name="ce38" office:value-type="float" office:value="24390" calcext:value-type="float">
            <text:p><text:s text:c="3"/>24,390</text:p>
          </table:table-cell>
          <table:table-cell table:style-name="ce38" office:value-type="float" office:value="1483" calcext:value-type="float">
            <text:p><text:s text:c="3"/>1,48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8419" calcext:value-type="float">
            <text:p><text:s text:c="3"/>48,419</text:p>
          </table:table-cell>
          <table:table-cell table:style-name="ce38" office:value-type="float" office:value="1786" calcext:value-type="float">
            <text:p><text:s text:c="3"/>1,786</text:p>
          </table:table-cell>
          <table:table-cell table:style-name="ce38" office:value-type="float" office:value="4710" calcext:value-type="float">
            <text:p><text:s text:c="3"/>4,710</text:p>
          </table:table-cell>
          <table:table-cell table:style-name="ce38" office:value-type="float" office:value="3287" calcext:value-type="float">
            <text:p><text:s text:c="3"/>3,287</text:p>
          </table:table-cell>
          <table:table-cell table:style-name="ce38" office:value-type="float" office:value="2062" calcext:value-type="float">
            <text:p><text:s text:c="3"/>2,062</text:p>
          </table:table-cell>
          <table:table-cell table:style-name="ce38" office:value-type="float" office:value="1065" calcext:value-type="float">
            <text:p><text:s text:c="3"/>1,065</text:p>
          </table:table-cell>
          <table:table-cell table:style-name="ce38" office:value-type="float" office:value="1595" calcext:value-type="float">
            <text:p><text:s text:c="3"/>1,595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94" calcext:value-type="float">
            <text:p><text:s text:c="3"/>394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690" calcext:value-type="float">
            <text:p><text:s text:c="3"/>3,690</text:p>
          </table:table-cell>
          <table:table-cell table:style-name="ce38" office:value-type="float" office:value="24390" calcext:value-type="float">
            <text:p><text:s text:c="3"/>24,39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9" office:value-type="float" office:value="1246" calcext:value-type="float">
            <text:p>1,246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6511" calcext:value-type="float">
            <text:p>16,511</text:p>
          </table:table-cell>
          <table:table-cell table:style-name="ce39" office:value-type="float" office:value="707" calcext:value-type="float">
            <text:p>7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500" calcext:value-type="float">
            <text:p>4,500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3092" calcext:value-type="float">
            <text:p>3,092</text:p>
          </table:table-cell>
          <table:table-cell table:style-name="ce39" office:value-type="float" office:value="89" calcext:value-type="float">
            <text:p>8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662" calcext:value-type="float">
            <text:p>6,662</text:p>
          </table:table-cell>
          <table:table-cell table:style-name="ce39" office:value-type="float" office:value="433" calcext:value-type="float">
            <text:p>4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907" calcext:value-type="float">
            <text:p>15,907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65" calcext:value-type="float">
            <text:p>3,365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967" calcext:value-type="float">
            <text:p>3,967</text:p>
          </table:table-cell>
          <table:table-cell table:style-name="ce39" office:value-type="float" office:value="224" calcext:value-type="float">
            <text:p>2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662" calcext:value-type="float">
            <text:p>6,66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58" office:value-type="float" office:value="604" calcext:value-type="float">
            <text:p>604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7572" calcext:value-type="float">
            <text:p>7,572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93" calcext:value-type="float">
            <text:p>7,493</text:p>
          </table:table-cell>
          <table:table-cell table:style-name="ce40" office:value-type="float" office:value="323" calcext:value-type="float">
            <text:p>3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940" calcext:value-type="float">
            <text:p>1,940</text:p>
          </table:table-cell>
          <table:table-cell table:style-name="ce40" office:value-type="float" office:value="105" calcext:value-type="float">
            <text:p>10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07" calcext:value-type="float">
            <text:p>3,107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59" office:value-type="float" office:value="79" calcext:value-type="float">
            <text:p>79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8939" calcext:value-type="float">
            <text:p>8,939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14" calcext:value-type="float">
            <text:p>8,414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8" calcext:value-type="float">
            <text:p>1,818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119" calcext:value-type="float">
            <text:p>1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525" calcext:value-type="float">
            <text:p>525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2841" calcext:value-type="float">
            <text:p>12,841</text:p>
          </table:table-cell>
          <table:table-cell table:style-name="ce39" office:value-type="float" office:value="904" calcext:value-type="float">
            <text:p>904</text:p>
          </table:table-cell>
          <table:table-cell table:style-name="ce39" office:value-type="float" office:value="3365" calcext:value-type="float">
            <text:p>3,36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1861" calcext:value-type="float">
            <text:p>1,861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489" calcext:value-type="float">
            <text:p>5,489</text:p>
          </table:table-cell>
          <table:table-cell table:style-name="ce39" office:value-type="float" office:value="355" calcext:value-type="float">
            <text:p>35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3853" calcext:value-type="float">
            <text:p>13,853</text:p>
          </table:table-cell>
          <table:table-cell table:style-name="ce39" office:value-type="float" office:value="1071" calcext:value-type="float">
            <text:p>1,071</text:p>
          </table:table-cell>
          <table:table-cell table:style-name="ce39" office:value-type="float" office:value="4500" calcext:value-type="float">
            <text:p>4,5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1955" calcext:value-type="float">
            <text:p>1,955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489" calcext:value-type="float">
            <text:p>5,48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58" office:value-type="float" office:value="-1012" calcext:value-type="float">
            <text:p><text:s/>－1,012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903" calcext:value-type="float">
            <text:p>5,903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1547" calcext:value-type="float">
            <text:p>1,5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37" calcext:value-type="float">
            <text:p>2,537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90" calcext:value-type="float">
            <text:p>6,390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37" calcext:value-type="float">
            <text:p>2,5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9" office:value-type="float" office:value="-487" calcext:value-type="float">
            <text:p><text:s/>－487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6938" calcext:value-type="float">
            <text:p>6,938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1818" calcext:value-type="float">
            <text:p>1,8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463" calcext:value-type="float">
            <text:p>7,463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59" office:value-type="float" office:value="-525" calcext:value-type="float">
            <text:p><text:s/>－525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1875" calcext:value-type="float">
            <text:p>11,875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2530" calcext:value-type="float">
            <text:p>2,53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534" calcext:value-type="float">
            <text:p>7,534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238" calcext:value-type="float">
            <text:p>11,238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398" calcext:value-type="float">
            <text:p>398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2134" calcext:value-type="float">
            <text:p>2,134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534" calcext:value-type="float">
            <text:p>7,5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58" office:value-type="float" office:value="637" calcext:value-type="float">
            <text:p>637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5471" calcext:value-type="float">
            <text:p>5,471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68" calcext:value-type="float">
            <text:p>3,468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39" calcext:value-type="float">
            <text:p>5,139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68" calcext:value-type="float">
            <text:p>3,468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9" office:value-type="float" office:value="332" calcext:value-type="float">
            <text:p>332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6404" calcext:value-type="float">
            <text:p>6,40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066" calcext:value-type="float">
            <text:p>4,066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99" calcext:value-type="float">
            <text:p>6,099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066" calcext:value-type="float">
            <text:p>4,0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305" calcext:value-type="float">
            <text:p>305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6315" calcext:value-type="float">
            <text:p>6,315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48" calcext:value-type="float">
            <text:p>3,948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053" calcext:value-type="float">
            <text:p>6,053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251" calcext:value-type="float">
            <text:p>251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36" calcext:value-type="float">
            <text:p>536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48" calcext:value-type="float">
            <text:p>3,9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58" office:value-type="float" office:value="262" calcext:value-type="float">
            <text:p>262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937" calcext:value-type="float">
            <text:p>2,937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89" calcext:value-type="float">
            <text:p>1,789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750" calcext:value-type="float">
            <text:p>2,750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789" calcext:value-type="float">
            <text:p>1,7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59" office:value-type="float" office:value="187" calcext:value-type="float">
            <text:p>187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20" calcext:value-type="float">
            <text:p>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75" calcext:value-type="float">
            <text:p>75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10750" calcext:value-type="float">
            <text:p>10,750</text:p>
          </table:table-cell>
          <table:table-cell table:style-name="ce39" office:value-type="float" office:value="242" calcext:value-type="float">
            <text:p>242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536" calcext:value-type="float">
            <text:p>5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57" calcext:value-type="float">
            <text:p>1,657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244" calcext:value-type="float">
            <text:p>7,244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767" calcext:value-type="float">
            <text:p>10,767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92" calcext:value-type="float">
            <text:p>1,492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244" calcext:value-type="float">
            <text:p>7,24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58" office:value-type="float" office:value="-17" calcext:value-type="float">
            <text:p><text:s/>－17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921" calcext:value-type="float">
            <text:p>4,921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49" calcext:value-type="float">
            <text:p>149</text:p>
          </table:table-cell>
          <table:table-cell table:number-columns-repeated="2" table:style-name="ce40" office:value-type="float" office:value="118" calcext:value-type="float">
            <text:p>11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0" calcext:value-type="float">
            <text:p>810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66" calcext:value-type="float">
            <text:p>5,066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13" calcext:value-type="float">
            <text:p>113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9" office:value-type="float" office:value="-145" calcext:value-type="float">
            <text:p><text:s/>－145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5829" calcext:value-type="float">
            <text:p>5,829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935" calcext:value-type="float">
            <text:p>3,935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701" calcext:value-type="float">
            <text:p>5,701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935" calcext:value-type="float">
            <text:p>3,93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128" calcext:value-type="float">
            <text:p>128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33105" calcext:value-type="float">
            <text:p>33,105</text:p>
          </table:table-cell>
          <table:table-cell table:style-name="ce39" office:value-type="float" office:value="746" calcext:value-type="float">
            <text:p>746</text:p>
          </table:table-cell>
          <table:table-cell table:style-name="ce39" office:value-type="float" office:value="3967" calcext:value-type="float">
            <text:p>3,967</text:p>
          </table:table-cell>
          <table:table-cell table:style-name="ce39" office:value-type="float" office:value="1955" calcext:value-type="float">
            <text:p>1,955</text:p>
          </table:table-cell>
          <table:table-cell table:style-name="ce39" office:value-type="float" office:value="2134" calcext:value-type="float">
            <text:p>2,134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1492" calcext:value-type="float">
            <text:p>1,4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931" calcext:value-type="float">
            <text:p>6,931</text:p>
          </table:table-cell>
          <table:table-cell table:style-name="ce39" office:value-type="float" office:value="14231" calcext:value-type="float">
            <text:p>14,231</text:p>
          </table:table-cell>
          <table:table-cell table:style-name="ce39" office:value-type="float" office:value="701" calcext:value-type="float">
            <text:p>70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2139" calcext:value-type="float">
            <text:p>32,139</text:p>
          </table:table-cell>
          <table:table-cell table:style-name="ce39" office:value-type="float" office:value="708" calcext:value-type="float">
            <text:p>708</text:p>
          </table:table-cell>
          <table:table-cell table:style-name="ce39" office:value-type="float" office:value="3092" calcext:value-type="float">
            <text:p>3,092</text:p>
          </table:table-cell>
          <table:table-cell table:style-name="ce39" office:value-type="float" office:value="1861" calcext:value-type="float">
            <text:p>1,861</text:p>
          </table:table-cell>
          <table:table-cell table:style-name="ce39" office:value-type="float" office:value="2530" calcext:value-type="float">
            <text:p>2,530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657" calcext:value-type="float">
            <text:p>1,6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31" calcext:value-type="float">
            <text:p>6,931</text:p>
          </table:table-cell>
          <table:table-cell table:style-name="ce39" office:value-type="float" office:value="14231" calcext:value-type="float">
            <text:p>14,23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8" calcext:value-type="float">
            <text:p>18</text:p>
          </table:table-cell>
          <table:table-cell table:style-name="ce58" office:value-type="float" office:value="966" calcext:value-type="float">
            <text:p>966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5451" calcext:value-type="float">
            <text:p>15,451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1940" calcext:value-type="float">
            <text:p>1,940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6620" calcext:value-type="float">
            <text:p>6,620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4995" calcext:value-type="float">
            <text:p>14,995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870" calcext:value-type="float">
            <text:p>870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810" calcext:value-type="float">
            <text:p>8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6620" calcext:value-type="float">
            <text:p>6,62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59" office:value-type="float" office:value="456" calcext:value-type="float">
            <text:p>456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7654" calcext:value-type="float">
            <text:p>17,65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157" calcext:value-type="float">
            <text:p>1,157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8" calcext:value-type="float">
            <text:p>3,688</text:p>
          </table:table-cell>
          <table:table-cell table:style-name="ce41" office:value-type="float" office:value="7611" calcext:value-type="float">
            <text:p>7,611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7144" calcext:value-type="float">
            <text:p>17,144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8" calcext:value-type="float">
            <text:p>3,688</text:p>
          </table:table-cell>
          <table:table-cell table:style-name="ce41" office:value-type="float" office:value="7611" calcext:value-type="float">
            <text:p>7,61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" calcext:value-type="float">
            <text:p>11</text:p>
          </table:table-cell>
          <table:table-cell table:style-name="ce59" office:value-type="float" office:value="510" calcext:value-type="float">
            <text:p>510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894" calcext:value-type="float">
            <text:p>1,89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1024" calcext:value-type="float">
            <text:p>1,02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15" calcext:value-type="float">
            <text:p>1,81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1024" calcext:value-type="float">
            <text:p>1,0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79" calcext:value-type="float">
            <text:p>79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18" calcext:value-type="float">
            <text:p>91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486" calcext:value-type="float">
            <text:p>4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53" calcext:value-type="float">
            <text:p>53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76" calcext:value-type="float">
            <text:p>97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538" calcext:value-type="float">
            <text:p>538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50" calcext:value-type="float">
            <text:p>95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538" calcext:value-type="float">
            <text:p>5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26" calcext:value-type="float">
            <text:p>26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834" calcext:value-type="float">
            <text:p>9,834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753" calcext:value-type="float">
            <text:p>1,753</text:p>
          </table:table-cell>
          <table:table-cell table:style-name="ce42" office:value-type="float" office:value="778" calcext:value-type="float">
            <text:p>778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3" calcext:value-type="float">
            <text:p>1,453</text:p>
          </table:table-cell>
          <table:table-cell table:style-name="ce42" office:value-type="float" office:value="4657" calcext:value-type="float">
            <text:p>4,657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377" calcext:value-type="float">
            <text:p>8,377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1031" calcext:value-type="float">
            <text:p>1,031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210" calcext:value-type="float">
            <text:p>210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1" calcext:value-type="float">
            <text:p>1,181</text:p>
          </table:table-cell>
          <table:table-cell table:style-name="ce42" office:value-type="float" office:value="4657" calcext:value-type="float">
            <text:p>4,657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60" office:value-type="float" office:value="1457" calcext:value-type="float">
            <text:p>1,457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592" calcext:value-type="float">
            <text:p>4,592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0" calcext:value-type="float">
            <text:p>700</text:p>
          </table:table-cell>
          <table:table-cell table:style-name="ce43" office:value-type="float" office:value="2169" calcext:value-type="float">
            <text:p>2,169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873" calcext:value-type="float">
            <text:p>3,873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4" calcext:value-type="float">
            <text:p>564</text:p>
          </table:table-cell>
          <table:table-cell table:style-name="ce43" office:value-type="float" office:value="2169" calcext:value-type="float">
            <text:p>2,1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719" calcext:value-type="float">
            <text:p>719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242" calcext:value-type="float">
            <text:p>5,242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921" calcext:value-type="float">
            <text:p>921</text:p>
          </table:table-cell>
          <table:table-cell table:style-name="ce44" office:value-type="float" office:value="427" calcext:value-type="float">
            <text:p>427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3" calcext:value-type="float">
            <text:p>753</text:p>
          </table:table-cell>
          <table:table-cell table:style-name="ce44" office:value-type="float" office:value="2488" calcext:value-type="float">
            <text:p>2,488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504" calcext:value-type="float">
            <text:p>4,504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604" calcext:value-type="float">
            <text:p>604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17" calcext:value-type="float">
            <text:p>617</text:p>
          </table:table-cell>
          <table:table-cell table:style-name="ce44" office:value-type="float" office:value="2488" calcext:value-type="float">
            <text:p>2,48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738" calcext:value-type="float">
            <text:p>738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367" calcext:value-type="float">
            <text:p>2,36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6" calcext:value-type="float">
            <text:p>1,036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9" calcext:value-type="float">
            <text:p>1,75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675" calcext:value-type="float">
            <text:p>6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608" calcext:value-type="float">
            <text:p>608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102" calcext:value-type="float">
            <text:p>1,10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318" calcext:value-type="float">
            <text:p>3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84" calcext:value-type="float">
            <text:p>284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65" calcext:value-type="float">
            <text:p>1,26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1" calcext:value-type="float">
            <text:p>94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0" calcext:value-type="float">
            <text:p>370</text:p>
          </table:table-cell>
          <table:table-cell table:style-name="ce44" office:value-type="float" office:value="357" calcext:value-type="float">
            <text:p>3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324" calcext:value-type="float">
            <text:p>324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79" calcext:value-type="float">
            <text:p>1,57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0" office:value-type="float" office:value="39" calcext:value-type="float">
            <text:p>39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14" calcext:value-type="float">
            <text:p>71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1" office:value-type="float" office:value="-1" calcext:value-type="float">
            <text:p><text:s/>－1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65" calcext:value-type="float">
            <text:p>8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5" calcext:value-type="float">
            <text:p>82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41" calcext:value-type="float">
            <text:p>241</text:p>
          </table:table-cell>
          <table:table-cell table:style-name="ce44" office:value-type="float" office:value="329" calcext:value-type="float">
            <text:p>32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40" calcext:value-type="float">
            <text:p>40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837" calcext:value-type="float">
            <text:p>2,83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614" calcext:value-type="float">
            <text:p>1,614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63" calcext:value-type="float">
            <text:p>3,563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9" calcext:value-type="float">
            <text:p>569</text:p>
          </table:table-cell>
          <table:table-cell table:style-name="ce42" office:value-type="float" office:value="1614" calcext:value-type="float">
            <text:p>1,6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-726" calcext:value-type="float">
            <text:p><text:s/>－726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321" calcext:value-type="float">
            <text:p>1,32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1" calcext:value-type="float">
            <text:p>1,72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400" calcext:value-type="float">
            <text:p><text:s/>－400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16" calcext:value-type="float">
            <text:p>1,516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21" calcext:value-type="float">
            <text:p>221</text:p>
          </table:table-cell>
          <table:table-cell table:number-columns-repeated="2"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845" calcext:value-type="float">
            <text:p>845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42" calcext:value-type="float">
            <text:p>1,842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845" calcext:value-type="float">
            <text:p>84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-326" calcext:value-type="float">
            <text:p><text:s/>－326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36" calcext:value-type="float">
            <text:p>1,43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6" calcext:value-type="float">
            <text:p>1,59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521" calcext:value-type="float">
            <text:p>5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160" calcext:value-type="float">
            <text:p><text:s/>－160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85" calcext:value-type="float">
            <text:p><text:s/>－85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80" calcext:value-type="float">
            <text:p>78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290" calcext:value-type="float">
            <text:p>29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5" calcext:value-type="float">
            <text:p>85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290" calcext:value-type="float">
            <text:p>29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75" calcext:value-type="float">
            <text:p><text:s/>－75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35" calcext:value-type="float">
            <text:p>1,73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9" calcext:value-type="float">
            <text:p>1,8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594" calcext:value-type="float">
            <text:p>5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44" calcext:value-type="float">
            <text:p><text:s/>－144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71" calcext:value-type="float">
            <text:p>77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9" calcext:value-type="float">
            <text:p>5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257" calcext:value-type="float">
            <text:p>2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89" calcext:value-type="float">
            <text:p><text:s/>－89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64" calcext:value-type="float">
            <text:p>96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office:value-type="float" office:value="337" calcext:value-type="float">
            <text:p>33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9" calcext:value-type="float">
            <text:p>1,01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337" calcext:value-type="float">
            <text:p>33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2" office:value-type="float" office:value="-55" calcext:value-type="float">
            <text:p><text:s/>－55</text:p>
          </table:table-cell>
          <table:table-cell table:style-name="ce66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43" calcext:value-type="float">
            <text:p>1,34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7" calcext:value-type="float">
            <text:p>1,46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346" calcext:value-type="float">
            <text:p>34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24" calcext:value-type="float">
            <text:p><text:s/>－124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2" calcext:value-type="float">
            <text:p>68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158" calcext:value-type="float">
            <text:p>1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95" calcext:value-type="float">
            <text:p><text:s/>－95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56" calcext:value-type="float">
            <text:p>75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85" calcext:value-type="float">
            <text:p>78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5" calcext:value-type="float">
            <text:p>305</text:p>
          </table:table-cell>
          <table:table-cell table:style-name="ce44" office:value-type="float" office:value="188" calcext:value-type="float">
            <text:p>18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29" calcext:value-type="float">
            <text:p><text:s/>－29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337" calcext:value-type="float">
            <text:p>2,33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529" calcext:value-type="float">
            <text:p>5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1009" calcext:value-type="float">
            <text:p>1,00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81" calcext:value-type="float">
            <text:p>2,48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640" calcext:value-type="float">
            <text:p>6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1009" calcext:value-type="float">
            <text:p>1,0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44" calcext:value-type="float">
            <text:p><text:s/>－144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96" calcext:value-type="float">
            <text:p>1,09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3" calcext:value-type="float">
            <text:p>1,16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482" calcext:value-type="float">
            <text:p>4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67" calcext:value-type="float">
            <text:p><text:s/>－6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41" calcext:value-type="float">
            <text:p>1,24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527" calcext:value-type="float">
            <text:p>527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18" calcext:value-type="float">
            <text:p>1,31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527" calcext:value-type="float">
            <text:p>5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77" calcext:value-type="float">
            <text:p><text:s/>－77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17" calcext:value-type="float">
            <text:p>217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48" calcext:value-type="float">
            <text:p><text:s/>－4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2" table:style-name="ce43" office:value-type="float" office:value="28" calcext:value-type="float">
            <text:p>2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37" calcext:value-type="float">
            <text:p>1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27" calcext:value-type="float">
            <text:p><text:s/>－2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 table:style-name="ce44" office:value-type="float" office:value="19" calcext:value-type="float">
            <text:p>19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-21" calcext:value-type="float">
            <text:p><text:s/>－21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603" calcext:value-type="float">
            <text:p>1,60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0" calcext:value-type="float">
            <text:p>1,57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33" calcext:value-type="float">
            <text:p>33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8" calcext:value-type="float">
            <text:p>74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24" calcext:value-type="float">
            <text:p>24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31" calcext:value-type="float">
            <text:p>83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22" calcext:value-type="float">
            <text:p>82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411" calcext:value-type="float">
            <text:p>4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02" calcext:value-type="float">
            <text:p>1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58" calcext:value-type="float">
            <text:p><text:s/>－5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32" calcext:value-type="float">
            <text:p><text:s/>－32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26" calcext:value-type="float">
            <text:p><text:s/>－26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95" calcext:value-type="float">
            <text:p>1,79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59" calcext:value-type="float">
            <text:p>1,75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0" office:value-type="float" office:value="36" calcext:value-type="float">
            <text:p>36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35" calcext:value-type="float">
            <text:p>83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1" office:value-type="float" office:value="58" calcext:value-type="float">
            <text:p>58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60" calcext:value-type="float">
            <text:p>96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471" calcext:value-type="float">
            <text:p>47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2" calcext:value-type="float">
            <text:p>98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471" calcext:value-type="float">
            <text:p>47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-22" calcext:value-type="float">
            <text:p><text:s/>－22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066" calcext:value-type="float">
            <text:p>2,06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78" calcext:value-type="float">
            <text:p>1,97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88" calcext:value-type="float">
            <text:p>8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02" calcext:value-type="float">
            <text:p>1,00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393" calcext:value-type="float">
            <text:p>39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107" calcext:value-type="float">
            <text:p>10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64" calcext:value-type="float">
            <text:p>1,06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49" calcext:value-type="float">
            <text:p>349</text:p>
          </table:table-cell>
          <table:table-cell table:style-name="ce44" office:value-type="float" office:value="451" calcext:value-type="float">
            <text:p>45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83" calcext:value-type="float">
            <text:p>1,08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51" calcext:value-type="float">
            <text:p>45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-19" calcext:value-type="float">
            <text:p><text:s/>－19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6" calcext:value-type="float">
            <text:p>1,04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309" calcext:value-type="float">
            <text:p>3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30" calcext:value-type="float">
            <text:p>30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123" calcext:value-type="float">
            <text:p>1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7" calcext:value-type="float">
            <text:p>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86" calcext:value-type="float">
            <text:p>18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23" calcext:value-type="float">
            <text:p>23</text:p>
          </table:table-cell>
          <table:table-cell table:style-name="ce66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1020" calcext:value-type="float">
            <text:p>1,02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67" calcext:value-type="float">
            <text:p>2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9" calcext:value-type="float">
            <text:p>649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23" calcext:value-type="float">
            <text:p>2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371" calcext:value-type="float">
            <text:p>371</text:p>
          </table:table-cell>
          <table:table-cell table:style-name="ce66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124" calcext:value-type="float">
            <text:p>1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01" calcext:value-type="float">
            <text:p>10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1" calcext:value-type="float">
            <text:p>1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143" calcext:value-type="float">
            <text:p>143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523" calcext:value-type="float">
            <text:p>52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43" calcext:value-type="float">
            <text:p>1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228" calcext:value-type="float">
            <text:p>228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34" calcext:value-type="float">
            <text:p>1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8" calcext:value-type="float">
            <text:p>2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407" calcext:value-type="float">
            <text:p>407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6" calcext:value-type="float">
            <text:p>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8" calcext:value-type="float">
            <text:p>1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171" calcext:value-type="float">
            <text:p>171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98" calcext:value-type="float">
            <text:p>49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33" calcext:value-type="float">
            <text:p>1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0" calcext:value-type="float">
            <text:p>11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236" calcext:value-type="float">
            <text:p>236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36" calcext:value-type="float">
            <text:p><text:s/>－36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28" calcext:value-type="float">
            <text:p><text:s/>－28</text:p>
          </table:table-cell>
          <table:table-cell table:style-name="ce66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8" calcext:value-type="float">
            <text:p><text:s/>－8</text:p>
          </table:table-cell>
          <table:table-cell table:style-name="ce66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3" office:value-type="string" calcext:value-type="string">
            <text:p>內政部戶政司 民國103年9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4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5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9-04T14:22:17</meta:creation-date>
    <dc:creator>user</dc:creator>
    <dc:date>2014-09-04T14:22:46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